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efd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0efdb1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902f4" officeooo:paragraph-rsid="000efdb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c3b81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902f4" officeooo:paragraph-rsid="000efdb1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0c3b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3b81" style:font-weight-asian="normal" style:font-weight-complex="normal"/>
    </style:style>
    <style:style style:name="T4" style:family="text">
      <style:text-properties fo:font-weight="normal" officeooo:rsid="0033c294" style:font-weight-asian="normal" style:font-weight-complex="normal"/>
    </style:style>
    <style:style style:name="T5" style:family="text">
      <style:text-properties fo:font-weight="normal" officeooo:rsid="000fd92d" style:font-weight-asian="normal" style:font-weight-complex="normal"/>
    </style:style>
    <style:style style:name="T6" style:family="text">
      <style:text-properties officeooo:rsid="000c3b81"/>
    </style:style>
    <style:style style:name="T7" style:family="text">
      <style:text-properties officeooo:rsid="000d0684"/>
    </style:style>
    <style:style style:name="T8" style:family="text">
      <style:text-properties officeooo:rsid="00245760"/>
    </style:style>
    <style:style style:name="T9" style:family="text">
      <style:text-properties officeooo:rsid="003902f4"/>
    </style:style>
    <style:style style:name="T10" style:family="text">
      <style:text-properties officeooo:rsid="00423c6b"/>
    </style:style>
    <style:style style:name="T11" style:family="text">
      <style:text-properties officeooo:rsid="0033c294"/>
    </style:style>
    <style:style style:name="T12" style:family="text">
      <style:text-properties officeooo:rsid="000efdb1"/>
    </style:style>
    <style:style style:name="T13" style:family="text">
      <style:text-properties officeooo:rsid="000fd92d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35cm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106cm" text:min-label-width="0.635cm"/>
      </text:list-level-style-number>
      <text:list-level-style-number text:level="3" loext:num-list-format="%1%.%2%.%3%." style:num-suffix="." style:num-format="1" text:display-levels="3">
        <style:list-level-properties text:space-before="0.212cm" text:min-label-width="0.635cm"/>
      </text:list-level-style-number>
      <text:list-level-style-number text:level="4" loext:num-list-format="%1%.%2%.%3%.%4%." style:num-suffix="." style:num-format="1" text:display-levels="4">
        <style:list-level-properties text:space-before="0.318cm" text:min-label-width="0.635cm"/>
      </text:list-level-style-number>
      <text:list-level-style-number text:level="5" loext:num-list-format="%1%.%2%.%3%.%4%.%5%." style:num-suffix="." style:num-format="1" text:display-levels="5">
        <style:list-level-properties text:space-before="0.423cm" text:min-label-width="0.635cm"/>
      </text:list-level-style-number>
      <text:list-level-style-number text:level="6" loext:num-list-format="%1%.%2%.%3%.%4%.%5%.%6%." style:num-suffix="." style:num-format="1" text:display-levels="6">
        <style:list-level-properties text:space-before="0.529cm" text:min-label-width="0.635cm"/>
      </text:list-level-style-number>
      <text:list-level-style-number text:level="7" loext:num-list-format="%1%.%2%.%3%.%4%.%5%.%6%.%7%." style:num-suffix="." style:num-format="1" text:display-levels="7">
        <style:list-level-properties text:space-before="0.635cm" text:min-label-width="0.635cm"/>
      </text:list-level-style-number>
      <text:list-level-style-number text:level="8" loext:num-list-format="%1%.%2%.%3%.%4%.%5%.%6%.%7%.%8%." style:num-suffix="." style:num-format="1" text:display-levels="8">
        <style:list-level-properties text:space-before="0.741cm" text:min-label-width="0.635cm"/>
      </text:list-level-style-number>
      <text:list-level-style-number text:level="9" loext:num-list-format="%1%.%2%.%3%.%4%.%5%.%6%.%7%.%8%.%9%." style:num-suffix="." style:num-format="1" text:display-levels="9">
        <style:list-level-properties text:space-before="0.847cm" text:min-label-width="0.635cm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1.27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905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2.54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3.175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8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4.445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5.08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715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6.3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985cm" text:min-label-width="0.635cm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1.251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2.521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3.791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5.061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6.33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7.60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8.871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11.411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12.681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uide de l'Administrateur de BiblioteQ</text:p>
      <text:p text:style-name="P1"/>
      <text:p text:style-name="P3">Introduction</text:p>
      <text:p text:style-name="P6"/>
      <text:p text:style-name="P6"><text:tab/>Ce document détaille le processus d'installation, de configuration et de désinstallation de BiblioteQ.</text:p>
      <text:p text:style-name="P3"/>
      <text:list xml:id="list2551759497" text:style-name="L1">
        <text:list-item>
          <text:p text:style-name="P12">Configuration de la base de données <text:span text:style-name="T6">PostgreSQL</text:span></text:p>
        </text:list-item>
      </text:list>
      <text:p text:style-name="P6"/>
      <text:p text:style-name="P4"><text:tab/>1.1 Configuration de la base de données</text:p>
      <text:p text:style-name="P4"/>
      <text:p text:style-name="P11"><text:span text:style-name="T2"><text:tab/>BiblioteQ </text:span><text:span text:style-name="T3">supporte </text:span><text:span text:style-name="T2">PostgreSQL </text:span><text:span text:style-name="T5">10,</text:span><text:span text:style-name="T3"> et plus récent. </text:span><text:span text:style-name="T2">,</text:span>Veuillez suivre la documentation fournie par PostgreSQL pour l'installation de PostgreSQL. Après avoir installé les paquets PostgreSQL requis, effectuez les opérations suivantes<text:span text:style-name="T2"> :</text:span></text:p>
      <text:list xml:id="list3095254806" text:style-name="L2">
        <text:list-item>
          <text:p text:style-name="P14">Crée<text:span text:style-name="T7">r</text:span> la base de données xbook_db via createdb xbook_db -E UTF8 ou via le protocole recommandé par PostgreSQL. Notez que xbook_db n'est qu'une suggestion.</text:p>
        </text:list-item>
        <text:list-item>
          <text:p text:style-name="P19">Exécutez createlang plpgsql -d xbook_db ou la procédure recommandée par PostgreSQL pour ajouter un nouveau langage de programmation à la base de données xbook_db. Veuillez noter que createlang peut être obsolète..</text:p>
        </text:list-item>
        <text:list-item>
          <text:p text:style-name="P14">Si vous le souhaitez, remplacez toutes les instances de l'administrateur par défaut xbook_admin dans le fichier postgresql_create_schema.sql..</text:p>
        </text:list-item>
        <text:list-item>
          <text:p text:style-name="P14">Connectez-vous à votre base de données PostgreSQL xbook_db et chargez le fichier postgresql_create_schema.sql via \i postgresql_create_schema.sql. Lorsque vous êtes connecté, veuillez charger l'extension <text:span text:style-name="T7">sans accent</text:span>u via CREATE EXTENSION IF NOT EXISTS <text:span text:style-name="T7">sans accent</text:span>. Vous pouvez supprimer l'extension via la commande DROP EXTENSION.</text:p>
        </text:list-item>
      </text:list>
      <text:p text:style-name="P6"><text:tab/><text:span text:style-name="T7">e) </text:span>N'oubliez pas de définir un nouveau mot de passe pour le compte xbook_admin.</text:p>
      <text:p text:style-name="P6"/>
      <text:p text:style-name="P4"><text:tab/>1.2 Mises à jour de la base de données</text:p>
      <text:p text:style-name="P6"/>
      <text:p text:style-name="P6"><text:tab/>Il est parfois nécessaire de mettre à jour le schéma d'une base de données après une mise à jour du logiciel. Pour ce faire, veuillez exécuter les instructions SQL spécifiques à la version qui se trouvent dans postgresql_update_schema.sql. Il se peut également que vous deviez exécuter des étapes supplémentaires via BiblioteQ. Veuillez lire et suivre les instructions spécifiques à la version incluses dans les notes de mise à jour.</text:p>
      <text:p text:style-name="P1"/>
      <text:p text:style-name="P3">2. Installation de BiblioteQ</text:p>
      <text:p text:style-name="P6"/>
      <text:p text:style-name="P3"><text:tab/>2.1 Installation sous <text:span text:style-name="T13">MacOS</text:span></text:p>
      <text:p text:style-name="P6"/>
      <text:p text:style-name="P1"><text:span text:style-name="T2"><text:tab/></text:span>Veuillez copier le contenu du paquet <text:span text:style-name="T13">MacOs</text:span> dans le dossier souhaité. Il vous sera peut-être demandé de copier biblioteq.conf dans /.</text:p>
      <text:p text:style-name="P6"/>
      <text:p text:style-name="P3"><text:tab/>2.2 Installation sous Unix</text:p>
      <text:p text:style-name="P6"/>
      <text:p text:style-name="P1"><text:span text:style-name="T2"><text:tab/></text:span>L'installation de BiblioteQ sur des plates-formes qui ne disposent pas de bundles préparés implique plusieurs opérations. Tout d'abord, il faut s'assurer des prérequis logiciels suivants :</text:p>
      <text:list xml:id="list2774021717" text:style-name="L3">
        <text:list-item>
          <text:p text:style-name="P20"><text:span text:style-name="T2">Qt </text:span><text:span text:style-name="T3">LTS</text:span><text:span text:style-name="T2">, ou supérieur, doit être installé. </text:span><text:span text:style-name="T3">Q</text:span>t 4.7.4 et Qt 4.8.x ne sont pas pris en charge.<text:span text:style-name="T2"> </text:span><text:span text:style-name="T3">Merci </text:span><text:soft-page-break/><text:span text:style-name="T3">de t</text:span><text:span text:style-name="T2">éléchargez </text:span><text:span text:style-name="T3">Qt</text:span><text:span text:style-name="T2"> depuis </text:span><text:a xlink:type="simple" xlink:href="http://www.qtsoftware.com/downloads" text:style-name="Internet_20_link" text:visited-style-name="Visited_20_Internet_20_Link"><text:span text:style-name="T2">http://www.qt.nokia.com/downloads</text:span></text:a><text:span text:style-name="T2">.</text:span></text:p>
        </text:list-item>
        <text:list-item>
          <text:p text:style-name="P16">YAZ 4.<text:span text:style-name="T6">2,x</text:span>, ou supérieur <text:span text:style-name="T6">est optionnel</text:span>. <text:span text:style-name="T6">Merci de t</text:span>éléchargez le logiciel depuis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6">Si vous avez l'intention d'utiliser PostgreSQL, le logiciel de base de données PostgreSQL doit être installé. Veuillez télécharger le logiciel à partir de <text:a xlink:type="simple" xlink:href="http://www.postgresql.org/download" text:style-name="Internet_20_link" text:visited-style-name="Visited_20_Internet_20_Link">http://www.postgresql.org/download</text:a>.</text:p>
        </text:list-item>
        <text:list-item>
          <text:p text:style-name="P16">Si vous avez l'intention d'utiliser SQLite, le paquet SQLite doit être installé. Veuillez télécharger le logiciel à partir de <text:a xlink:type="simple" xlink:href="http://www.sqlite.org/download.html" text:style-name="Internet_20_link" text:visited-style-name="Visited_20_Internet_20_Link">http://www.sqlite.org/download.html</text:a>.</text:p>
        </text:list-item>
        <text:list-item>
          <text:p text:style-name="P16">Une fois que les dépendances requises ont été remplies et que votre environnement est correctement configuré pour Qt, construisez BiblioteQ via qmake -o Makefile biblioteq.pro &amp;&amp; make. Certains systèmes fournissent gmake, qmake-qt5, etc.</text:p>
        </text:list-item>
      </text:list>
      <text:p text:style-name="P7"/>
      <text:p text:style-name="P4">2.3 Installation de Windows</text:p>
      <text:p text:style-name="P4"/>
      <text:p text:style-name="P7"><text:tab/>Les utilisateurs de Windows sont invités à télécharger le paquet approprié. Le paquet contient BiblioteQ.exe ainsi qu'un assortiment de dépendances.</text:p>
      <text:p text:style-name="P7"/>
      <text:p text:style-name="P7"><text:tab/></text:p>
      <text:list xml:id="list1140342733" text:style-name="L4">
        <text:list-item>
          <text:p text:style-name="P13">Configuration de BiblioteQ</text:p>
        </text:list-item>
      </text:list>
      <text:p text:style-name="P7"/>
      <text:p text:style-name="P2"><text:span text:style-name="T2"><text:tab/></text:span>La configuration de l'environnement d'exécution de BiblioteQ est relativement simple. Le fichier biblioteq.conf est fourni avec le logiciel. Après l'installation de BiblioteQ, veuillez consulter le fichier biblioteq.conf. Si nécessaire, modifiez-le pour qu'il corresponde à vos préférences.</text:p>
      <text:p text:style-name="P7"/>
      <text:p text:style-name="P4">4. Désinstallation de BiblioteQ</text:p>
      <text:p text:style-name="P7"/>
      <text:p text:style-name="P4"><text:tab/>4.1 <text:span text:style-name="T13">MacOS</text:span></text:p>
      <text:p text:style-name="P7"/>
      <text:p text:style-name="P2"><text:span text:style-name="T2"><text:tab/></text:span>Supprimez le répertoire /Applications/BiblioteQ.d. Vous pouvez également supprimer le répertoire de configuration (~/.biblioteq).</text:p>
      <text:p text:style-name="P7"/>
      <text:p text:style-name="P7"><text:tab/><text:span text:style-name="T1">4.2 Unix</text:span></text:p>
      <text:p text:style-name="P7"/>
      <text:p text:style-name="P2"><text:span text:style-name="T2"><text:tab/></text:span>Supprimez le répertoire /usr/local/biblioteq. Vous pouvez également supprimer le répertoire de configuration (~/.biblioteq).</text:p>
      <text:p text:style-name="P7"/>
      <text:p text:style-name="P7"><text:tab/><text:span text:style-name="T1">4.3 Windows</text:span></text:p>
      <text:p text:style-name="P7"/>
      <text:p text:style-name="P8"><text:tab/><text:span text:style-name="T8">Remove the BiblioteQ folder.</text:span></text:p>
      <text:p text:style-name="P7"/>
      <text:p text:style-name="P4">5. Suppression d'une base de données PostgreSQL</text:p>
      <text:p text:style-name="P4"/>
      <text:p text:style-name="P2"><text:span text:style-name="T1"><text:tab/></text:span>Les fichiers pg_hba.conf et postgresql.conf doivent être modifiés. L'emplacement de ces fichiers varie. Veuillez redémarrer le service de base de données après avoir modifié les fichiers.</text:p>
      <text:p text:style-name="P2"/>
      <text:p text:style-name="P9"><text:tab/>Example pg_hba.conf:</text:p>
      <text:p text:style-name="P8"/>
      <text:p text:style-name="P8"><text:tab/><text:span text:style-name="T9">host<text:tab/> xbook_db<text:tab/> all<text:tab/><text:tab/> 192.168.178.0/24<text:tab/> md5</text:span></text:p>
      <text:p text:style-name="P9"><text:tab/>hostssl<text:tab/> xbook_db<text:tab/> all<text:tab/><text:tab/> 192.168.178.0/24<text:tab/> <text:span text:style-name="T10">scram-sha-256</text:span></text:p>
      <text:p text:style-name="P9"><text:soft-page-break/><text:tab/>Example postgresql.conf:</text:p>
      <text:p text:style-name="P9"/>
      <text:p text:style-name="P9"><text:tab/>listen_addresses = '192.168.178.1, localhost'</text:p>
      <text:p text:style-name="P7"><text:tab/></text:p>
      <text:p text:style-name="P4">6. Suppression d'une base de données SQLite</text:p>
      <text:p text:style-name="P7"/>
      <text:p text:style-name="P2"><text:span text:style-name="T1"><text:tab/></text:span><text:span text:style-name="T2">Le script postgresql_destroy_schema.sql peut être utilisé pour supprimer la base de données originale xbook_db et les autres objets créés par le script postgresql_create_schema.sql.</text:span></text:p>
      <text:p text:style-name="P7"/>
      <text:p text:style-name="P5"><text:span text:style-name="T4"><text:tab/></text:span><text:span text:style-name="T11">6</text:span>.1 <text:span text:style-name="T13">Mac</text:span>OS <text:span text:style-name="T13">et</text:span> Unix</text:p>
      <text:p text:style-name="P8"/>
      <text:p text:style-name="P8"><text:tab/>La commande dropdb permet de supprimer une base de données PostgreSQL. La commande dropuser peut être utilisée pour supprimer les utilisateurs de PostgreSQL. Si disponible, pgAdmin peut également être utilisé.</text:p>
      <text:p text:style-name="P8"/>
      <text:p text:style-name="P5"><text:span text:style-name="T11"><text:tab/>6</text:span>.<text:span text:style-name="T12">2 Windows</text:span></text:p>
      <text:p text:style-name="P8"/>
      <text:p text:style-name="P8"><text:tab/>Veuillez utiliser pgAdmin.</text:p>
      <text:p text:style-name="P8"/>
      <text:p text:style-name="P8"/>
      <text:p text:style-name="P5"><text:span text:style-name="T11">7</text:span>. Suppression de la base de données SQLite</text:p>
      <text:p text:style-name="P5"/>
      <text:p text:style-name="P8"><text:tab/>Supprimer le(s) fichier(s) de base de données SQLite souhaité(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lexis Megas</meta:initial-creator>
    <meta:creation-date>2009-01-24T10:30:40</meta:creation-date>
    <dc:date>2024-04-24T12:52:01.273351514</dc:date>
    <meta:editing-cycles>214</meta:editing-cycles>
    <meta:editing-duration>P1DT10H4M18S</meta:editing-duration>
    <meta:print-date>2012-05-19T11:40:54</meta:print-date>
    <meta:document-statistic meta:table-count="0" meta:image-count="0" meta:object-count="0" meta:page-count="3" meta:paragraph-count="51" meta:word-count="693" meta:character-count="5012" meta:non-whitespace-character-count="4337"/>
    <meta:user-defined meta:name="Info 1"/>
    <meta:user-defined meta:name="Info 2"/>
    <meta:user-defined meta:name="Info 3"/>
    <meta:user-defined meta:name="Info 4"/>
  </office:meta>
</office:document-meta>
</file>